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5.85395mm" fo:page-width="35.86427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d05800" draw:opacity="100.0%" draw:stroke="none"/>
    </style:style>
    <style:style style:family="graphic" style:name="style-3">
      <style:graphic-properties draw:fill="gradient" draw:fill-gradient-name="gradient-1" draw:opacity="100.0%" draw:stroke="none"/>
    </style:style>
    <style:style style:family="graphic" style:name="style-4">
      <style:graphic-properties draw:fill="solid" draw:fill-color="#f28500" draw:opacity="100.0%" draw:stroke="none"/>
    </style:style>
    <style:style style:family="graphic" style:name="style-5">
      <style:graphic-properties draw:fill="solid" draw:fill-color="#ffe000" draw:opacity="100.0%" draw:stroke="none"/>
    </style:style>
    <style:style style:family="graphic" style:name="style-6">
      <style:graphic-properties draw:fill="solid" draw:fill-color="#d05800" draw:opacity="100.0%" draw:stroke="none"/>
    </style:style>
    <style:style style:family="graphic" style:name="style-7">
      <style:graphic-properties draw:fill="solid" draw:fill-color="#ffffff" draw:opacity="100.0%" draw:stroke="none"/>
    </style:style>
    <style:style style:family="graphic" style:name="style-8">
      <style:graphic-properties draw:fill="solid" draw:fill-color="#d05800" draw:opacity="100.0%" draw:stroke="none"/>
    </style:style>
    <style:style style:family="graphic" style:name="style-9">
      <style:graphic-properties draw:fill="solid" draw:fill-color="#ffffff" draw:opacity="100.0%" draw:stroke="none"/>
    </style:style>
  </office:automatic-styles>
  <office:body>
    <office:drawing>
      <draw:page draw:master-page-name="Default" draw:name="page1" draw:style-name="DP1">
        <draw:g draw:id="Layer_1">
          <draw:path svg:d="M 3586.425 1792.1069 C 3586.425 2705.7925 2869.7217 3494.33 1959.1317 3578.0442 C 1048.2242 3661.7847 195.84276 3021.2285 29.208078 2120.4019 C -137.40004 1219.7603 424.76016 312.504 1307.4102 64.959984 C 2190.3777 -182.61064 3144.412 298.13727 3470.0613 1155.2285 C 3547.1873 1358.2432 3586.425 1574.9634 3586.425 1792.1069 z" svg:height="35.853977mm" draw:style-name="style-2" svg:viewBox="0.0 0.0 3586.425 3585.398" svg:width="35.86425mm" svg:x="2.0228978E-5mm" svg:y="-3.1175214E-4mm"/>
          <draw:path svg:d="M 3333.485 1666.7424 C 3333.485 2575.057 2575.057 3333.485 1666.7426 3333.485 C 758.40155 3333.485 0.0 2575.057 0.0 1666.7426 C 0.0 758.40155 758.40155 0.0 1666.7426 0.0 C 2575.057 -2.9017526E-4 3333.485 758.40137 3333.485 1666.7424 z" svg:height="33.33485mm" draw:style-name="style-3" svg:viewBox="0.0 0.0 3333.4849 3333.485" svg:width="33.33485mm" svg:x="1.2607424mm" svg:y="1.253334mm"/>
          <draw:path svg:d="M 3121.7126 0.0 C 3256.3591 784.9392 2787.5706 1573.4241 2033.6667 1830.2815 C 1234.096 2102.723 334.3804 1700.0272 0.0 925.5918 C 160.68144 1862.878 1124.3998 2479.04 2042.6627 2231.2312 C 2990.691 1975.3527 3512.476 904.0284 3121.7126 0.0 z" svg:height="22.862597mm" draw:style-name="style-4" svg:viewBox="0.0 0.0 3252.445 2286.2598" svg:width="32.524452mm" svg:x="1.7711208mm" svg:y="11.44217mm"/>
          <draw:path svg:d="M 2525.4148 820.9106 C 2294.9097 868.58844 2029.5061 542.03973 1829.6398 458.98703 C 1456.2069 303.75598 989.826 375.82852 651.5561 587.20416 C 293.7601 810.7506 39.283825 1240.1958 0.099063314 1661.7036 C -0.0067623453 1662.8942 -0.033231378 1663.1323 0.046150483 1662.3386 C 26.478014 1407.0951 8.645103 1167.118 105.85301 920.3676 C 266.90488 511.37473 615.25525 191.09663 1035.2548 62.429794 C 1469.4362 -70.57624 1944.2573 14.063962 2318.3516 267.56125 C 2433.816 345.87762 2878.448 747.8062 2525.4148 820.9106 z" svg:height="16.628012mm" draw:style-name="style-5" svg:viewBox="0.0 0.0 2659.1318 1662.8011" svg:width="26.591318mm" svg:x="3.0840504mm" svg:y="2.312844mm"/>
          <draw:path svg:d="M 1544.7957 435.09164 C 1659.1594 791.0152 1503.3556 957.5901 1440.195 1021.6918 C 1318.374 1145.328 1144.2496 1329.6176 1060.8147 1481.8995 C 963.10944 1660.2264 793.70404 2270.6519 616.7855 1772.4341 C 405.0003 1176.0289 704.12115 1013.4283 847.27313 892.62634 C 946.77893 808.6562 1068.7561 610.3624 877.5581 546.56116 C 612.7578 458.19937 478.06772 897.22394 177.83424 812.3512 C -17.006693 757.2718 -30.467695 543.46265 36.320656 378.75525 C 229.50058 -97.64758 1349.2311 -173.54662 1544.7957 435.09164 z" svg:height="19.640102mm" draw:style-name="style-6" svg:viewBox="0.0 0.0 1585.597 1964.0101" svg:width="15.85597mm" svg:x="9.934423mm" svg:y="4.1222467mm"/>
          <draw:path svg:d="M 714.3362 0.030632414 C 406.88083 2.3191311 108.26182 139.12294 30.553688 330.7598 C 2.1973586 400.68948 -7.9201193 481.64798 6.5758257 541.5996 C 21.071772 601.5512 49.365623 640.86237 122.331024 661.48895 C 179.33215 677.6025 221.06773 669.49634 267.85187 647.4329 C 314.636 625.3695 363.26532 586.12524 415.02634 542.42645 C 466.78732 498.72766 521.07355 451.0827 587.8323 417.57617 C 654.591 384.06967 739.03735 368.17694 825.1305 396.9056 C 886.5283 417.3936 935.7455 454.99768 959.9026 505.21942 C 984.0597 555.4411 981.9123 609.7918 968.9976 655.7012 C 943.16833 747.52 880.76117 822.8508 820.16956 873.9824 C 741.42535 940.43256 646.0345 1001.7011 590.31274 1111.2805 C 534.59106 1220.86 510.45877 1383.972 611.8102 1669.386 C 632.45245 1727.5164 652.6263 1766.7623 668.0341 1788.4485 C 683.44196 1810.1346 691.5879 1811.6553 687.87787 1810.7727 C 684.16785 1809.8901 679.21826 1812.839 687.87787 1806.6385 C 696.53754 1800.4382 712.1242 1784.1505 728.3922 1760.3365 C 760.92834 1712.7089 796.4898 1638.5188 828.43774 1565.2063 C 860.3857 1491.894 888.96844 1420.0985 917.7346 1367.5957 C 1010.125 1198.9692 1185.7534 1015.4211 1308.8219 890.51886 C 1339.3325 859.5537 1383.4071 813.1755 1410.5211 735.0762 C 1437.635 656.9768 1448.6514 546.18396 1395.6383 381.19598 C 1353.3956 249.72821 1263.234 157.11406 1141.8036 93.46162 C 1020.37354 29.809175 868.0724 -1.1136675 714.3362 0.030632414 z" svg:height="18.109562mm" draw:style-name="style-7" svg:viewBox="0.0 0.0 1433.1449 1810.9563" svg:width="14.3314495mm" svg:x="10.699475mm" svg:y="4.894485mm"/>
          <draw:path svg:d="M 707.78674 342.28488 C 707.78674 -114.12134 0.0 -114.06845 0.0 342.28488 C 0.0 798.6911 707.78674 798.744 707.78674 342.28488 z" svg:height="6.846093mm" draw:style-name="style-8" svg:viewBox="0.0 0.0 707.78674 684.6093" svg:width="7.077867mm" svg:x="14.37789mm" svg:y="24.584332mm"/>
          <draw:path svg:d="M 543.2426 262.72134 C 543.2426 -87.61355 0.0 -87.53402 0.0 262.72134 C 0.0 613.056 543.2426 613.10895 543.2426 262.72134 z" svg:height="5.254922mm" draw:style-name="style-9" svg:viewBox="0.0 0.0 543.2426 525.4922" svg:width="5.432426mm" svg:x="15.200479mm" svg:y="25.379967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border="4.8914127%" draw:cx="36.915684%" draw:cy="37.987823%" draw:display-name="gradient-1" draw:end-color="#ffc154" draw:name="gradient-1" draw:start-color="#f29b00" draw:style="radial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5.85395mm" fo:page-width="35.86427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